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50.68mm"/>
    </style:style>
    <style:style style:name="co15" style:family="table-column">
      <style:table-column-properties fo:break-before="auto" style:column-width="61.7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47.91mm"/>
    </style:style>
    <style:style style:name="co18" style:family="table-column">
      <style:table-column-properties fo:break-before="auto" style:column-width="56.99mm"/>
    </style:style>
    <style:style style:name="co19" style:family="table-column">
      <style:table-column-properties fo:break-before="auto" style:column-width="45.93mm"/>
    </style:style>
    <style:style style:name="co20" style:family="table-column">
      <style:table-column-properties fo:break-before="auto" style:column-width="60.82mm"/>
    </style:style>
    <style:style style:name="co21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6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7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8" style:family="table-cell" style:parent-style-name="Default">
      <style:table-cell-properties fo:background-color="#ff00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0" style:family="table-cell" style:parent-style-name="Default">
      <style:text-properties style:font-name="DejaVu Serif Condensed" fo:font-size="12pt" style:font-size-asian="12pt" style:font-size-complex="12pt"/>
    </style:style>
    <style:style style:name="ce11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997" table:default-cell-style-name="ce1"/>
        <table:table-row table:style-name="ro1" table:number-rows-repeated="2">
          <table:table-cell table:number-columns-repeated="15"/>
          <table:table-cell table:style-name="ce10" table:number-columns-repeated="6"/>
          <table:table-cell table:number-columns-repeated="1003"/>
        </table:table-row>
        <table:table-row table:style-name="ro2">
          <table:table-cell table:number-columns-repeated="15"/>
          <table:table-cell table:style-name="ce11"/>
          <table:table-cell table:style-name="ce13" office:value-type="string" calcext:value-type="string">
            <text:p>Inclination 90º(Normal)</text:p>
          </table:table-cell>
          <table:table-cell table:style-name="ce14"/>
          <table:table-cell table:number-columns-repeated="1005"/>
          <table:table-cell table:style-name="ce10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Profil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Human Rat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Orbit Certified(Km)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12" office:value-type="string" calcext:value-type="string">
            <text:p>Payload – Kg (Full Trust)</text:p>
          </table:table-cell>
          <table:table-cell table:style-name="ce13" office:value-type="string" calcext:value-type="string">
            <text:p>Payload – Kg <text:s/>(Land. East-Island)</text:p>
          </table:table-cell>
          <table:table-cell table:style-name="ce15" office:value-type="string" calcext:value-type="string">
            <text:p>Payload – Kg (Land. KSC)</text:p>
          </table:table-cell>
          <table:table-cell table:style-name="ce4" office:value-type="string" calcext:value-type="string">
            <text:p>Scripted</text:p>
          </table:table-cell>
          <table:table-cell table:style-name="ce16" office:value-type="string" calcext:value-type="string">
            <text:p>Comment</text:p>
          </table:table-cell>
          <table:table-cell table:style-name="ce4" office:value-type="string" calcext:value-type="string">
            <text:p>OBS</text:p>
          </table:table-cell>
          <table:table-cell table:number-columns-repeated="1002"/>
          <table:table-cell table:style-name="ce10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ocket VIP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31282" calcext:value-type="float">
            <text:p>31282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(Km^100)</text:p>
          </table:table-cell>
          <table:table-cell table:number-columns-repeated="998"/>
          <table:table-cell table:style-name="ce1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ocket VIP – M2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46974" calcext:value-type="float">
            <text:p>46974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998"/>
          <table:table-cell table:style-name="ce1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Falkinho 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Partia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4135" calcext:value-type="float">
            <text:p>2413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300-3000</text:p>
          </table:table-cell>
          <table:table-cell table:number-columns-repeated="998"/>
          <table:table-cell table:style-name="ce1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Saturninho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38105" calcext:value-type="float">
            <text:p>3810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High cost per launch</text:p>
          </table:table-cell>
          <table:table-cell table:style-name="ce6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&gt;3000</text:p>
          </table:table-cell>
          <table:table-cell table:number-columns-repeated="998"/>
          <table:table-cell table:style-name="ce1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Falkinho 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Partia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7425" calcext:value-type="float">
            <text:p>12742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 table:number-columns-repeated="1002"/>
          <table:table-cell table:style-name="ce10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Falkinho III</text:p>
          </table:table-cell>
          <table:table-cell table:style-name="ce7" office:value-type="string" calcext:value-type="string">
            <text:p>Space K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/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130340" calcext:value-type="float">
            <text:p>130340</text:p>
          </table:table-cell>
          <table:table-cell table:style-name="ce7" office:value-type="string" calcext:value-type="string">
            <text:p>30000*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 office:value-type="float" office:value="15000" calcext:value-type="float">
            <text:p>15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0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Saturninho I-M2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5430" calcext:value-type="float">
            <text:p>12543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Flexibled – high cost per launch</text:p>
          </table:table-cell>
          <table:table-cell table:style-name="ce6"/>
          <table:table-cell table:number-columns-repeated="1002"/>
          <table:table-cell table:style-name="ce10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Saturninho I-M3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2322" calcext:value-type="float">
            <text:p>122322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Flexibled </text:p>
          </table:table-cell>
          <table:table-cell table:style-name="ce6"/>
          <table:table-cell table:number-columns-repeated="1002"/>
          <table:table-cell table:style-name="ce10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Falkinho I Triplo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Recovery – Expandable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/Transference planetary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89000" calcext:value-type="float">
            <text:p>289000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float" office:value="36000" calcext:value-type="float">
            <text:p>36000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viable</text:p>
          </table:table-cell>
          <table:table-cell table:style-name="ce6"/>
          <table:table-cell table:number-columns-repeated="1002"/>
          <table:table-cell table:style-name="ce10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Ariane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/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8010" calcext:value-type="float">
            <text:p>2801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 table:number-columns-repeated="1002"/>
          <table:table-cell table:style-name="ce10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Ariane I-M2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33306" calcext:value-type="float">
            <text:p>33306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  <table:table-cell table:style-name="ce10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Ariane 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51456" calcext:value-type="float">
            <text:p>51456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0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New Shepard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Ful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75000" calcext:value-type="float">
            <text:p>75000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  <table:table-cell table:style-name="ce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LC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20000" calcext:value-type="float">
            <text:p>12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66500" calcext:value-type="float">
            <text:p>66500</text:p>
          </table:table-cell>
          <table:table-cell table:style-name="ce7" office:value-type="float" office:value="30000" calcext:value-type="float">
            <text:p>30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Lançador de cargas no espaço</text:p>
          </table:table-cell>
          <table:table-cell table:number-columns-repeated="1002"/>
          <table:table-cell table:style-name="ce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Ariane I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78000" calcext:value-type="float">
            <text:p>78000</text:p>
          </table:table-cell>
          <table:table-cell table:style-name="ce7" office:value-type="string" calcext:value-type="string">
            <text:p>30000(+Third stage)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office:value-type="string" calcext:value-type="string">
            <text:p>Shuttle 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Partial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cientific Studies</text:p>
          </table:table-cell>
          <table:table-cell table:style-name="ce9" office:value-type="string" calcext:value-type="string">
            <text:p>???</text:p>
          </table:table-cell>
          <table:table-cell table:style-name="ce9" office:value-type="string" calcext:value-type="string">
            <text:p>Development</text:p>
          </table:table-cell>
          <table:table-cell table:number-columns-repeated="4" table:style-name="ce9" office:value-type="string" calcext:value-type="string">
            <text:p>???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  <table:table-cell table:style-name="ce10"/>
        </table:table-row>
        <table:table-row table:style-name="ro7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Neutron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ubSats</text:p>
          </table:table-cell>
          <table:table-cell table:style-name="ce7" office:value-type="float" office:value="120000" calcext:value-type="float">
            <text:p>12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office:value-type="string" calcext:value-type="string">
            <text:p>1200 (Microsatellites)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VELORG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M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Geo-satellites</text:p>
          </table:table-cell>
          <table:table-cell table:style-name="ce8" office:value-type="float" office:value="2863000" calcext:value-type="float">
            <text:p>2863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19000" calcext:value-type="float">
            <text:p>19000</text:p>
          </table:table-cell>
          <table:table-cell table:style-name="ce8" office:value-type="float" office:value="1500" calcext:value-type="float">
            <text:p>15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Veiculo lançador de orbita geoestacionaria</text:p>
          </table:table-cell>
          <table:table-cell table:number-columns-repeated="1002"/>
          <table:table-cell table:style-name="ce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New Glenn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40000" calcext:value-type="float">
            <text:p>240000</text:p>
          </table:table-cell>
          <table:table-cell table:style-name="ce7" office:value-type="float" office:value="56000" calcext:value-type="float">
            <text:p>56000</text:p>
          </table:table-cell>
          <table:table-cell table:style-name="ce7" office:value-type="float" office:value="32000" calcext:value-type="float">
            <text:p>32000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Atlas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75000" calcext:value-type="float">
            <text:p>75000</text:p>
          </table:table-cell>
          <table:table-cell table:style-name="ce7" office:value-type="float" office:value="27000" calcext:value-type="float">
            <text:p>27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Atlas IA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80000" calcext:value-type="float">
            <text:p>80000</text:p>
          </table:table-cell>
          <table:table-cell table:style-name="ce7" office:value-type="float" office:value="36000" calcext:value-type="float">
            <text:p>36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Atlas IB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84000" calcext:value-type="float">
            <text:p>84000</text:p>
          </table:table-cell>
          <table:table-cell table:style-name="ce7" office:value-type="float" office:value="38250" calcext:value-type="float">
            <text:p>3825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Atlas IC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93000" calcext:value-type="float">
            <text:p>93000</text:p>
          </table:table-cell>
          <table:table-cell table:style-name="ce7" office:value-type="float" office:value="39500" calcext:value-type="float">
            <text:p>395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Atlas ID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102000" calcext:value-type="float">
            <text:p>102000</text:p>
          </table:table-cell>
          <table:table-cell table:style-name="ce7" office:value-type="float" office:value="54000" calcext:value-type="float">
            <text:p>54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New Shepard I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56800" calcext:value-type="float">
            <text:p>56800</text:p>
          </table:table-cell>
          <table:table-cell table:number-columns-repeated="2" table:style-name="ce7" office:value-type="string" calcext:value-type="string">
            <text:p>???</text:p>
          </table:table-cell>
          <table:table-cell table:style-name="ce7" office:value-type="float" office:value="12000" calcext:value-type="float">
            <text:p>12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LCE I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/KT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61000" calcext:value-type="float">
            <text:p>61000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Lançador de cargas no espaço</text:p>
          </table:table-cell>
          <table:table-cell table:number-columns-repeated="100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VELORG 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Geo-satellites</text:p>
          </table:table-cell>
          <table:table-cell table:style-name="ce7" office:value-type="float" office:value="2863000" calcext:value-type="float">
            <text:p>2863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office:value-type="float" office:value="3000" calcext:value-type="float">
            <text:p>3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Veiculo lançador de orbita geoestacionaria</text:p>
          </table:table-cell>
          <table:table-cell table:number-columns-repeated="1003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7" office:value-type="string" calcext:value-type="string">
            <text:p>Titan IA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0" calcext:value-type="float">
            <text:p>200000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7" office:value-type="string" calcext:value-type="string">
            <text:p>Titan IB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Super-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60000" calcext:value-type="float">
            <text:p>260000</text:p>
          </table:table-cell>
          <table:table-cell table:style-name="ce7" office:value-type="string" calcext:value-type="string">
            <text:p>(+) 50000*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7" office:value-type="string" calcext:value-type="string">
            <text:p>VELORG I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50000" calcext:value-type="float">
            <text:p>50000</text:p>
          </table:table-cell>
          <table:table-cell table:style-name="ce7" office:value-type="string" calcext:value-type="string">
            <text:p>5500(45º)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Veiculo lançador de orbita geoestacionaria</text:p>
          </table:table-cell>
          <table:table-cell table:number-columns-repeated="1003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9" office:value-type="string" calcext:value-type="string">
            <text:p>Falcao Cargo I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Super-Heavy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float" office:value="500000" calcext:value-type="float">
            <text:p>500000</text:p>
          </table:table-cell>
          <table:table-cell table:number-columns-repeated="3" table:style-name="ce9" office:value-type="string" calcext:value-type="string">
            <text:p>???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string" calcext:value-type="string">
            <text:p>Falcao <text:s text:c="2"/>Tripulation I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Super-Heavy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??</text:p>
          </table:table-cell>
          <table:table-cell table:style-name="ce9" office:value-type="string" calcext:value-type="string">
            <text:p>Tripulation/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float" office:value="500000" calcext:value-type="float">
            <text:p>500000</text:p>
          </table:table-cell>
          <table:table-cell table:number-columns-repeated="3" table:style-name="ce9" office:value-type="string" calcext:value-type="string">
            <text:p>???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7" office:value-type="string" calcext:value-type="string">
            <text:p>Neutron I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30000" calcext:value-type="float">
            <text:p>13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0/00/0000</text:date>, <text:time style:data-style-name="N2" text:time-value="17:33:10.980239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9-03-07T17:33:28.835651526</dc:date>
    <meta:editing-duration>PT8H45M19S</meta:editing-duration>
    <meta:editing-cycles>172</meta:editing-cycles>
    <meta:generator>LibreOffice/5.2.7.2$Linux_X86_64 LibreOffice_project/20m0$Build-2</meta:generator>
    <meta:document-statistic meta:table-count="1" meta:cell-count="678" meta:object-count="0"/>
  </office:meta>
</office:document-meta>
</file>